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Heading">
      <style:text-properties style:text-underline-style="solid" style:text-underline-width="auto" style:text-underline-color="font-color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text-properties style:text-underline-style="none" fo:font-weight="normal" style:font-weight-asian="normal" style:font-weight-complex="normal"/>
    </style:style>
    <style:style style:name="P4" style:family="paragraph" style:parent-style-name="Text_20_body" style:list-style-name="L1">
      <style:text-properties style:text-underline-style="solid" style:text-underline-width="auto" style:text-underline-color="font-color"/>
    </style:style>
    <style:style style:name="P5" style:family="paragraph" style:parent-style-name="Text_20_body" style:list-style-name="L2">
      <style:text-properties style:text-underline-style="none"/>
    </style:style>
    <style:style style:name="P6" style:family="paragraph" style:parent-style-name="Text_20_body" style:list-style-name="L3">
      <style:text-properties style:text-underline-style="none" fo:font-weight="normal" style:font-weight-asian="normal" style:font-weight-complex="normal"/>
    </style:style>
    <style:style style:name="P7" style:family="paragraph" style:parent-style-name="Text_20_body" style:list-style-name="L4">
      <style:text-properties style:text-underline-style="none" fo:font-weight="normal" style:font-weight-asian="normal" style:font-weight-complex="normal"/>
    </style:style>
    <style:style style:name="P8" style:family="paragraph" style:parent-style-name="Text_20_body" style:list-style-name="L5">
      <style:text-properties style:text-underline-style="none" fo:font-weight="normal" style:font-weight-asian="normal" style:font-weight-complex="normal"/>
    </style:style>
    <style:style style:name="P9" style:family="paragraph" style:parent-style-name="Text_20_body" style:list-style-name="L1">
      <style:text-properties style:text-underline-style="none" fo:font-weight="normal" style:font-weight-asian="normal" style:font-weight-complex="normal"/>
    </style:style>
    <style:style style:name="P10" style:family="paragraph" style:parent-style-name="Text_20_body" style:list-style-name="L4"/>
    <style:style style:name="P11" style:family="paragraph" style:parent-style-name="Text_20_body" style:list-style-name="L1">
      <style:paragraph-properties fo:margin-left="1.879cm" fo:margin-right="0cm" fo:text-indent="-0.635cm" style:auto-text-indent="false">
        <style:tab-stops/>
      </style:paragraph-properties>
      <style:text-properties style:text-underline-style="none" fo:font-weight="normal" style:font-weight-asian="normal" style:font-weight-complex="normal"/>
    </style:style>
    <style:style style:name="P12" style:family="paragraph" style:parent-style-name="Heading_20_1">
      <style:paragraph-properties fo:text-align="center" style:justify-single-word="false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i" text:start-value="2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Development Documents For website</text:h>
      <text:h text:style-name="P12" text:outline-level="1">thesongara.com</text:h>
      <text:p text:style-name="P2"/>
      <text:p text:style-name="Heading"/>
      <text:p text:style-name="P1">* Modules:-</text:p>
      <text:list xml:id="list2167310368" text:style-name="L1">
        <text:list-item>
          <text:p text:style-name="P4">user management</text:p>
        </text:list-item>
      </text:list>
      <text:list xml:id="list349868191" text:style-name="L2">
        <text:list-item>
          <text:list>
            <text:list-item>
              <text:list>
                <text:list-item>
                  <text:p text:style-name="P5">User can request for account in website.(insert in user_account)</text:p>
                </text:list-item>
                <text:list-item>
                  <text:p text:style-name="P5">Admin approves/disapprove user account.(update active column in user_Account)</text:p>
                </text:list-item>
                <text:list-item>
                  <text:p text:style-name="P5">Sent welcome mail for created user with credential. </text:p>
                </text:list-item>
                <text:list-item>
                  <text:p text:style-name="P5">Admin can make user a admin.(update role column in user_account)</text:p>
                </text:list-item>
                <text:list-item>
                  <text:p text:style-name="P5">Admin/user can delete account.(remove in user_account)</text:p>
                </text:list-item>
                <text:list-item>
                  <text:p text:style-name="P5">Admin/user can view profile of other users.(view in user_account)</text:p>
                </text:list-item>
                <text:list-item>
                  <text:p text:style-name="P5">Admin/user can update profile.(update in user_account)</text:p>
                </text:list-item>
                <text:list-item>
                  <text:p text:style-name="P5"><text:s/>Admin(All) should be notified when user request for an account(through mail,sms(IN FUTURE)).</text:p>
                </text:list-item>
              </text:list>
            </text:list-item>
          </text:list>
        </text:list-item>
      </text:list>
      <text:list xml:id="list1521131336" text:continue-list="list2167310368" text:style-name="L1">
        <text:list-item>
          <text:p text:style-name="P4">Question-answer management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"><text:s text:c="6"/>i) <text:s/>User/admin can post a question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1894238170" text:style-name="L3">
        <text:list-item>
          <text:list>
            <text:list-item>
              <text:list>
                <text:list-item>
                  <text:list>
                    <text:list-item>
                      <text:p text:style-name="P6">User/admin can answer a question.</text:p>
                    </text:list-item>
                    <text:list-item>
                      <text:p text:style-name="P6">All user/admin notified when any question is post.</text:p>
                    </text:list-item>
                    <text:list-item>
                      <text:p text:style-name="P6">Shows the count of unclick question for any user.</text:p>
                    </text:list-item>
                    <text:list-item>
                      <text:p text:style-name="P6">Notified the question owner when any user answer the question(through mail,sms(IN FUTURE)).</text:p>
                    </text:list-item>
                    <text:list-item>
                      <text:p text:style-name="P6">Admin can request any other user to answer perticular question(through mail,sms(IN FUTURE)).</text:p>
                    </text:list-item>
                  </text:list>
                </text:list-item>
              </text:list>
            </text:list-item>
          </text:list>
        </text:list-item>
      </text:list>
      <text:list xml:id="list710165023" text:style-name="L4">
        <text:list-item>
          <text:list>
            <text:list-item>
              <text:p text:style-name="P10"><text:span text:style-name="T1">File Management of user. </text:span><text:span text:style-name="T2">LATER</text:span></text:p>
            </text:list-item>
            <text:list-item>
              <text:p text:style-name="P7"/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MENU </text:p>
      <text:list xml:id="list816128912" text:style-name="L5">
        <text:list-item>
          <text:p text:style-name="P8">home – All Details of songara like vansh kuldevi etc.</text:p>
        </text:list-item>
        <text:list-item>
          <text:p text:style-name="P8">History – history of songara and chauhan.</text:p>
        </text:list-item>
        <text:list-item>
          <text:p text:style-name="P8">Contacts (PDF for all contact) &amp; Members(future only logged in user can see member).</text:p>
        </text:list-item>
        <text:list-item>
          <text:p text:style-name="P8">Documents – uploaded documents </text:p>
        </text:list-item>
        <text:list-item>
          <text:p text:style-name="P8">Question &amp; Answer – order by date(later selection like by date by popularity,by answer)</text:p>
        </text:list-item>
        <text:list-item>
          <text:p text:style-name="P8">contact us – admin e-mail and phone for query <text:s/>&amp; <text:s/>suggestion.</text:p>
        </text:list-item>
        <text:list-item>
          <text:p text:style-name="P8">about us – details why are on www , out motto , our goal, our view.</text:p>
        </text:list-item>
        <text:list-item>
          <text:p text:style-name="P8">Sitemap </text:p>
        </text:list-item>
        <text:list-item>
          <text:p text:style-name="P8">Recent Activity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502578671" text:continue-numbering="true" text:style-name="L5">
        <text:list-header>
          <text:p text:style-name="P8"/>
        </text:list-header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><text:s text:c="5"/><text:tab/><text:tab/></text:p>
      <text:p text:style-name="P3"/>
      <text:list xml:id="list750906526" text:continue-list="list1521131336" text:style-name="L1">
        <text:list-item>
          <text:list>
            <text:list-header>
              <text:p text:style-name="P9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jpalsinh Songara</meta:initial-creator>
    <meta:creation-date>2013-11-08T21:29:50</meta:creation-date>
    <dc:date>2013-12-23T17:17:26</dc:date>
    <dc:creator>Rajpalsinh Songara</dc:creator>
    <meta:editing-duration>PT14M4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3" meta:paragraph-count="31" meta:word-count="241" meta:character-count="176" meta:non-whitespace-character-count="1325"/>
  </office:meta>
</office:document-meta>
</file>